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12 Day EMA</text:p>
          </table:table-cell>
          <table:table-cell office:value-type="string" calcext:value-type="string">
            <text:p>26 Day EMA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rade Signals</text:p>
          </table:table-cell>
        </table:table-row>
        <table:table-row table:style-name="ro1">
          <table:table-cell office:value-type="string" calcext:value-type="string">
            <text:p>2/19/2013</text:p>
          </table:table-cell>
          <table:table-cell office:value-type="float" office:value="459.99" calcext:value-type="float">
            <text:p>459.9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0/2013</text:p>
          </table:table-cell>
          <table:table-cell office:value-type="float" office:value="448.85" calcext:value-type="float">
            <text:p>448.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1/2013</text:p>
          </table:table-cell>
          <table:table-cell office:value-type="float" office:value="446.06" calcext:value-type="float">
            <text:p>446.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2/2013</text:p>
          </table:table-cell>
          <table:table-cell office:value-type="float" office:value="450.81" calcext:value-type="float">
            <text:p>450.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5/2013</text:p>
          </table:table-cell>
          <table:table-cell office:value-type="float" office:value="442.8" calcext:value-type="float">
            <text:p>442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6/2013</text:p>
          </table:table-cell>
          <table:table-cell office:value-type="float" office:value="448.97" calcext:value-type="float">
            <text:p>448.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7/2013</text:p>
          </table:table-cell>
          <table:table-cell office:value-type="float" office:value="444.57" calcext:value-type="float">
            <text:p>444.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8/2013</text:p>
          </table:table-cell>
          <table:table-cell office:value-type="float" office:value="441.4" calcext:value-type="float">
            <text:p>441.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/2013</text:p>
          </table:table-cell>
          <table:table-cell office:value-type="float" office:value="430.47" calcext:value-type="float">
            <text:p>430.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4/2013</text:p>
          </table:table-cell>
          <table:table-cell office:value-type="float" office:value="420.05" calcext:value-type="float">
            <text:p>420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5/2013</text:p>
          </table:table-cell>
          <table:table-cell office:value-type="float" office:value="431.14" calcext:value-type="float">
            <text:p>431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6/2013</text:p>
          </table:table-cell>
          <table:table-cell office:value-type="float" office:value="425.66" calcext:value-type="float">
            <text:p>425.66</text:p>
          </table:table-cell>
          <table:table-cell office:value-type="float" office:value="440.8975" calcext:value-type="float">
            <text:p>440.89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7/2013</text:p>
          </table:table-cell>
          <table:table-cell office:value-type="float" office:value="430.58" calcext:value-type="float">
            <text:p>430.58</text:p>
          </table:table-cell>
          <table:table-cell office:value-type="float" office:value="439.3101923077" calcext:value-type="float">
            <text:p>439.31019230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8/2013</text:p>
          </table:table-cell>
          <table:table-cell office:value-type="float" office:value="431.72" calcext:value-type="float">
            <text:p>431.72</text:p>
          </table:table-cell>
          <table:table-cell office:value-type="float" office:value="438.1424704142" calcext:value-type="float">
            <text:p>438.14247041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1/2013</text:p>
          </table:table-cell>
          <table:table-cell office:value-type="float" office:value="437.87" calcext:value-type="float">
            <text:p>437.87</text:p>
          </table:table-cell>
          <table:table-cell office:value-type="float" office:value="438.1005518889" calcext:value-type="float">
            <text:p>438.10055188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2/2013</text:p>
          </table:table-cell>
          <table:table-cell office:value-type="float" office:value="428.43" calcext:value-type="float">
            <text:p>428.43</text:p>
          </table:table-cell>
          <table:table-cell office:value-type="float" office:value="436.6127746753" calcext:value-type="float">
            <text:p>436.61277467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3/2013</text:p>
          </table:table-cell>
          <table:table-cell office:value-type="float" office:value="428.35" calcext:value-type="float">
            <text:p>428.35</text:p>
          </table:table-cell>
          <table:table-cell office:value-type="float" office:value="435.3415785714" calcext:value-type="float">
            <text:p>435.34157857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4/2013</text:p>
          </table:table-cell>
          <table:table-cell office:value-type="float" office:value="432.5" calcext:value-type="float">
            <text:p>432.5</text:p>
          </table:table-cell>
          <table:table-cell office:value-type="float" office:value="434.9044126373" calcext:value-type="float">
            <text:p>434.90441263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5/2013</text:p>
          </table:table-cell>
          <table:table-cell office:value-type="float" office:value="443.66" calcext:value-type="float">
            <text:p>443.66</text:p>
          </table:table-cell>
          <table:table-cell office:value-type="float" office:value="436.2514260777" calcext:value-type="float">
            <text:p>436.25142607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8/2013</text:p>
          </table:table-cell>
          <table:table-cell office:value-type="float" office:value="455.72" calcext:value-type="float">
            <text:p>455.72</text:p>
          </table:table-cell>
          <table:table-cell office:value-type="float" office:value="439.2465912965" calcext:value-type="float">
            <text:p>439.24659129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9/2013</text:p>
          </table:table-cell>
          <table:table-cell office:value-type="float" office:value="454.49" calcext:value-type="float">
            <text:p>454.49</text:p>
          </table:table-cell>
          <table:table-cell office:value-type="float" office:value="441.5917310971" calcext:value-type="float">
            <text:p>441.59173109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0/2013</text:p>
          </table:table-cell>
          <table:table-cell office:value-type="float" office:value="452.08" calcext:value-type="float">
            <text:p>452.08</text:p>
          </table:table-cell>
          <table:table-cell office:value-type="float" office:value="443.2053109283" calcext:value-type="float">
            <text:p>443.20531092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1/2013</text:p>
          </table:table-cell>
          <table:table-cell office:value-type="float" office:value="452.73" calcext:value-type="float">
            <text:p>452.73</text:p>
          </table:table-cell>
          <table:table-cell office:value-type="float" office:value="444.6706477086" calcext:value-type="float">
            <text:p>444.67064770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2/2013</text:p>
          </table:table-cell>
          <table:table-cell office:value-type="float" office:value="461.91" calcext:value-type="float">
            <text:p>461.91</text:p>
          </table:table-cell>
          <table:table-cell office:value-type="float" office:value="447.3228557534" calcext:value-type="float">
            <text:p>447.32285575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5/2013</text:p>
          </table:table-cell>
          <table:table-cell office:value-type="float" office:value="463.58" calcext:value-type="float">
            <text:p>463.58</text:p>
          </table:table-cell>
          <table:table-cell office:value-type="float" office:value="449.8239548683" calcext:value-type="float">
            <text:p>449.82395486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6/2013</text:p>
          </table:table-cell>
          <table:table-cell office:value-type="float" office:value="461.14" calcext:value-type="float">
            <text:p>461.14</text:p>
          </table:table-cell>
          <table:table-cell office:value-type="float" office:value="451.5648848885" calcext:value-type="float">
            <text:p>451.5648848885</text:p>
          </table:table-cell>
          <table:table-cell office:value-type="float" office:value="443.2896153846" calcext:value-type="float">
            <text:p>443.2896153846</text:p>
          </table:table-cell>
          <table:table-cell office:value-type="float" office:value="8.2752695039" calcext:value-type="float">
            <text:p>8.2752695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7/2013</text:p>
          </table:table-cell>
          <table:table-cell office:value-type="float" office:value="452.08" calcext:value-type="float">
            <text:p>452.08</text:p>
          </table:table-cell>
          <table:table-cell office:value-type="float" office:value="451.6441333672" calcext:value-type="float">
            <text:p>451.6441333672</text:p>
          </table:table-cell>
          <table:table-cell office:value-type="float" office:value="443.9407549858" calcext:value-type="float">
            <text:p>443.9407549858</text:p>
          </table:table-cell>
          <table:table-cell office:value-type="float" office:value="7.7033783815" calcext:value-type="float">
            <text:p>7.7033783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8/2013</text:p>
          </table:table-cell>
          <table:table-cell office:value-type="float" office:value="442.66" calcext:value-type="float">
            <text:p>442.66</text:p>
          </table:table-cell>
          <table:table-cell office:value-type="float" office:value="450.261959003" calcext:value-type="float">
            <text:p>450.261959003</text:p>
          </table:table-cell>
          <table:table-cell office:value-type="float" office:value="443.8458842461" calcext:value-type="float">
            <text:p>443.8458842461</text:p>
          </table:table-cell>
          <table:table-cell office:value-type="float" office:value="6.416074757" calcext:value-type="float">
            <text:p>6.416074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/2013</text:p>
          </table:table-cell>
          <table:table-cell office:value-type="float" office:value="428.91" calcext:value-type="float">
            <text:p>428.91</text:p>
          </table:table-cell>
          <table:table-cell office:value-type="float" office:value="446.9770422333" calcext:value-type="float">
            <text:p>446.9770422333</text:p>
          </table:table-cell>
          <table:table-cell office:value-type="float" office:value="442.7395224501" calcext:value-type="float">
            <text:p>442.7395224501</text:p>
          </table:table-cell>
          <table:table-cell office:value-type="float" office:value="4.2375197833" calcext:value-type="float">
            <text:p>4.2375197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/2013</text:p>
          </table:table-cell>
          <table:table-cell office:value-type="float" office:value="429.79" calcext:value-type="float">
            <text:p>429.79</text:p>
          </table:table-cell>
          <table:table-cell office:value-type="float" office:value="444.3328818897" calcext:value-type="float">
            <text:p>444.3328818897</text:p>
          </table:table-cell>
          <table:table-cell office:value-type="float" office:value="441.7802985649" calcext:value-type="float">
            <text:p>441.7802985649</text:p>
          </table:table-cell>
          <table:table-cell office:value-type="float" office:value="2.5525833249" calcext:value-type="float">
            <text:p>2.5525833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3/2013</text:p>
          </table:table-cell>
          <table:table-cell office:value-type="float" office:value="431.99" calcext:value-type="float">
            <text:p>431.99</text:p>
          </table:table-cell>
          <table:table-cell office:value-type="float" office:value="442.4339769836" calcext:value-type="float">
            <text:p>442.4339769836</text:p>
          </table:table-cell>
          <table:table-cell office:value-type="float" office:value="441.0550912638" calcext:value-type="float">
            <text:p>441.0550912638</text:p>
          </table:table-cell>
          <table:table-cell office:value-type="float" office:value="1.3788857199" calcext:value-type="float">
            <text:p>1.3788857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4/2013</text:p>
          </table:table-cell>
          <table:table-cell office:value-type="float" office:value="427.72" calcext:value-type="float">
            <text:p>427.72</text:p>
          </table:table-cell>
          <table:table-cell office:value-type="float" office:value="440.1702882169" calcext:value-type="float">
            <text:p>440.1702882169</text:p>
          </table:table-cell>
          <table:table-cell office:value-type="float" office:value="440.0673067257" calcext:value-type="float">
            <text:p>440.0673067257</text:p>
          </table:table-cell>
          <table:table-cell office:value-type="float" office:value="0.1029814912" calcext:value-type="float">
            <text:p>0.1029814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5/2013</text:p>
          </table:table-cell>
          <table:table-cell office:value-type="float" office:value="423.2" calcext:value-type="float">
            <text:p>423.2</text:p>
          </table:table-cell>
          <table:table-cell office:value-type="float" office:value="437.5594746451" calcext:value-type="float">
            <text:p>437.5594746451</text:p>
          </table:table-cell>
          <table:table-cell office:value-type="float" office:value="438.8178765979" calcext:value-type="float">
            <text:p>438.8178765979</text:p>
          </table:table-cell>
          <table:table-cell office:value-type="float" office:value="-1.2584019528" calcext:value-type="float">
            <text:p>-1.2584019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8/201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35.8134016228" calcext:value-type="float">
            <text:p>435.8134016228</text:p>
          </table:table-cell>
          <table:table-cell office:value-type="float" office:value="437.8839598129" calcext:value-type="float">
            <text:p>437.8839598129</text:p>
          </table:table-cell>
          <table:table-cell office:value-type="float" office:value="-2.0705581901" calcext:value-type="float">
            <text:p>-2.0705581901</text:p>
          </table:table-cell>
          <table:table-cell office:value-type="float" office:value="3.0375258687" calcext:value-type="float">
            <text:p>3.0375258687</text:p>
          </table:table-cell>
          <table:table-cell office:value-type="float" office:value="-5.1080840588" calcext:value-type="float">
            <text:p>-5.108084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9/2013</text:p>
          </table:table-cell>
          <table:table-cell office:value-type="float" office:value="426.98" calcext:value-type="float">
            <text:p>426.98</text:p>
          </table:table-cell>
          <table:table-cell office:value-type="float" office:value="434.4544167577" calcext:value-type="float">
            <text:p>434.4544167577</text:p>
          </table:table-cell>
          <table:table-cell office:value-type="float" office:value="437.076259086" calcext:value-type="float">
            <text:p>437.076259086</text:p>
          </table:table-cell>
          <table:table-cell office:value-type="float" office:value="-2.6218423283" calcext:value-type="float">
            <text:p>-2.6218423283</text:p>
          </table:table-cell>
          <table:table-cell office:value-type="float" office:value="1.9056522293" calcext:value-type="float">
            <text:p>1.9056522293</text:p>
          </table:table-cell>
          <table:table-cell office:value-type="float" office:value="-4.5274945576" calcext:value-type="float">
            <text:p>-4.5274945576</text:p>
          </table:table-cell>
          <table:table-cell table:formula="of:=IF(AND([.G36]&gt;0;[.G35]&lt;0); 1; IF(AND([.G36]&lt;0; [.G35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office:value-type="float" office:value="435.69" calcext:value-type="float">
            <text:p>435.69</text:p>
          </table:table-cell>
          <table:table-cell office:value-type="float" office:value="434.6445064873" calcext:value-type="float">
            <text:p>434.6445064873</text:p>
          </table:table-cell>
          <table:table-cell office:value-type="float" office:value="436.9735732278" calcext:value-type="float">
            <text:p>436.9735732278</text:p>
          </table:table-cell>
          <table:table-cell office:value-type="float" office:value="-2.3290667405" calcext:value-type="float">
            <text:p>-2.3290667405</text:p>
          </table:table-cell>
          <table:table-cell office:value-type="float" office:value="1.0587084354" calcext:value-type="float">
            <text:p>1.0587084354</text:p>
          </table:table-cell>
          <table:table-cell office:value-type="float" office:value="-3.3877751758" calcext:value-type="float">
            <text:p>-3.3877751758</text:p>
          </table:table-cell>
          <table:table-cell table:formula="of:=IF(AND([.G37]&gt;0;[.G36]&lt;0); 1; IF(AND([.G37]&lt;0; [.G36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office:value-type="float" office:value="434.33" calcext:value-type="float">
            <text:p>434.33</text:p>
          </table:table-cell>
          <table:table-cell office:value-type="float" office:value="434.5961208739" calcext:value-type="float">
            <text:p>434.5961208739</text:p>
          </table:table-cell>
          <table:table-cell office:value-type="float" office:value="436.7777529887" calcext:value-type="float">
            <text:p>436.7777529887</text:p>
          </table:table-cell>
          <table:table-cell office:value-type="float" office:value="-2.1816321148" calcext:value-type="float">
            <text:p>-2.1816321148</text:p>
          </table:table-cell>
          <table:table-cell office:value-type="float" office:value="0.4106403253" calcext:value-type="float">
            <text:p>0.4106403253</text:p>
          </table:table-cell>
          <table:table-cell office:value-type="float" office:value="-2.5922724401" calcext:value-type="float">
            <text:p>-2.5922724401</text:p>
          </table:table-cell>
          <table:table-cell table:formula="of:=IF(AND([.G38]&gt;0;[.G37]&lt;0); 1; IF(AND([.G38]&lt;0; [.G37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office:value-type="float" office:value="429.8" calcext:value-type="float">
            <text:p>429.8</text:p>
          </table:table-cell>
          <table:table-cell office:value-type="float" office:value="433.858256124" calcext:value-type="float">
            <text:p>433.858256124</text:p>
          </table:table-cell>
          <table:table-cell office:value-type="float" office:value="436.2608823969" calcext:value-type="float">
            <text:p>436.2608823969</text:p>
          </table:table-cell>
          <table:table-cell office:value-type="float" office:value="-2.4026262729" calcext:value-type="float">
            <text:p>-2.4026262729</text:p>
          </table:table-cell>
          <table:table-cell office:value-type="float" office:value="-0.1520129943" calcext:value-type="float">
            <text:p>-0.1520129943</text:p>
          </table:table-cell>
          <table:table-cell office:value-type="float" office:value="-2.2506132786" calcext:value-type="float">
            <text:p>-2.2506132786</text:p>
          </table:table-cell>
          <table:table-cell table:formula="of:=IF(AND([.G39]&gt;0;[.G38]&lt;0); 1; IF(AND([.G39]&lt;0; [.G38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office:value-type="float" office:value="419.85" calcext:value-type="float">
            <text:p>419.85</text:p>
          </table:table-cell>
          <table:table-cell office:value-type="float" office:value="431.7031397973" calcext:value-type="float">
            <text:p>431.7031397973</text:p>
          </table:table-cell>
          <table:table-cell office:value-type="float" office:value="435.0452614786" calcext:value-type="float">
            <text:p>435.0452614786</text:p>
          </table:table-cell>
          <table:table-cell office:value-type="float" office:value="-3.3421216814" calcext:value-type="float">
            <text:p>-3.3421216814</text:p>
          </table:table-cell>
          <table:table-cell office:value-type="float" office:value="-0.7900347317" calcext:value-type="float">
            <text:p>-0.7900347317</text:p>
          </table:table-cell>
          <table:table-cell office:value-type="float" office:value="-2.5520869496" calcext:value-type="float">
            <text:p>-2.5520869496</text:p>
          </table:table-cell>
          <table:table-cell table:formula="of:=IF(AND([.G40]&gt;0;[.G39]&lt;0); 1; IF(AND([.G40]&lt;0; [.G39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office:value-type="float" office:value="426.24" calcext:value-type="float">
            <text:p>426.24</text:p>
          </table:table-cell>
          <table:table-cell office:value-type="float" office:value="430.8626567515" calcext:value-type="float">
            <text:p>430.8626567515</text:p>
          </table:table-cell>
          <table:table-cell office:value-type="float" office:value="434.3930198876" calcext:value-type="float">
            <text:p>434.3930198876</text:p>
          </table:table-cell>
          <table:table-cell office:value-type="float" office:value="-3.5303631361" calcext:value-type="float">
            <text:p>-3.5303631361</text:p>
          </table:table-cell>
          <table:table-cell office:value-type="float" office:value="-1.3381004126" calcext:value-type="float">
            <text:p>-1.3381004126</text:p>
          </table:table-cell>
          <table:table-cell office:value-type="float" office:value="-2.1922627235" calcext:value-type="float">
            <text:p>-2.1922627235</text:p>
          </table:table-cell>
          <table:table-cell table:formula="of:=IF(AND([.G41]&gt;0;[.G40]&lt;0); 1; IF(AND([.G41]&lt;0; [.G40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office:value-type="float" office:value="402.8" calcext:value-type="float">
            <text:p>402.8</text:p>
          </table:table-cell>
          <table:table-cell office:value-type="float" office:value="426.5453249436" calcext:value-type="float">
            <text:p>426.5453249436</text:p>
          </table:table-cell>
          <table:table-cell office:value-type="float" office:value="432.0527961922" calcext:value-type="float">
            <text:p>432.0527961922</text:p>
          </table:table-cell>
          <table:table-cell office:value-type="float" office:value="-5.5074712486" calcext:value-type="float">
            <text:p>-5.5074712486</text:p>
          </table:table-cell>
          <table:table-cell office:value-type="float" office:value="-2.1719745798" calcext:value-type="float">
            <text:p>-2.1719745798</text:p>
          </table:table-cell>
          <table:table-cell office:value-type="float" office:value="-3.3354966688" calcext:value-type="float">
            <text:p>-3.3354966688</text:p>
          </table:table-cell>
          <table:table-cell table:formula="of:=IF(AND([.G42]&gt;0;[.G41]&lt;0); 1; IF(AND([.G42]&lt;0; [.G41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office:value-type="float" office:value="392.05" calcext:value-type="float">
            <text:p>392.05</text:p>
          </table:table-cell>
          <table:table-cell office:value-type="float" office:value="421.2383518754" calcext:value-type="float">
            <text:p>421.2383518754</text:p>
          </table:table-cell>
          <table:table-cell office:value-type="float" office:value="429.0896261039" calcext:value-type="float">
            <text:p>429.0896261039</text:p>
          </table:table-cell>
          <table:table-cell office:value-type="float" office:value="-7.8512742286" calcext:value-type="float">
            <text:p>-7.8512742286</text:p>
          </table:table-cell>
          <table:table-cell office:value-type="float" office:value="-3.3078345095" calcext:value-type="float">
            <text:p>-3.3078345095</text:p>
          </table:table-cell>
          <table:table-cell office:value-type="float" office:value="-4.543439719" calcext:value-type="float">
            <text:p>-4.543439719</text:p>
          </table:table-cell>
          <table:table-cell table:formula="of:=IF(AND([.G43]&gt;0;[.G42]&lt;0); 1; IF(AND([.G43]&lt;0; [.G42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office:value-type="float" office:value="390.53" calcext:value-type="float">
            <text:p>390.53</text:p>
          </table:table-cell>
          <table:table-cell office:value-type="float" office:value="416.5139900484" calcext:value-type="float">
            <text:p>416.5139900484</text:p>
          </table:table-cell>
          <table:table-cell office:value-type="float" office:value="426.2333575036" calcext:value-type="float">
            <text:p>426.2333575036</text:p>
          </table:table-cell>
          <table:table-cell office:value-type="float" office:value="-9.7193674552" calcext:value-type="float">
            <text:p>-9.7193674552</text:p>
          </table:table-cell>
          <table:table-cell office:value-type="float" office:value="-4.5901410987" calcext:value-type="float">
            <text:p>-4.5901410987</text:p>
          </table:table-cell>
          <table:table-cell office:value-type="float" office:value="-5.1292263566" calcext:value-type="float">
            <text:p>-5.1292263566</text:p>
          </table:table-cell>
          <table:table-cell table:formula="of:=IF(AND([.G44]&gt;0;[.G43]&lt;0); 1; IF(AND([.G44]&lt;0; [.G43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office:value-type="float" office:value="398.67" calcext:value-type="float">
            <text:p>398.67</text:p>
          </table:table-cell>
          <table:table-cell office:value-type="float" office:value="413.7687608102" calcext:value-type="float">
            <text:p>413.7687608102</text:p>
          </table:table-cell>
          <table:table-cell office:value-type="float" office:value="424.1916273182" calcext:value-type="float">
            <text:p>424.1916273182</text:p>
          </table:table-cell>
          <table:table-cell office:value-type="float" office:value="-10.422866508" calcext:value-type="float">
            <text:p>-10.422866508</text:p>
          </table:table-cell>
          <table:table-cell office:value-type="float" office:value="-5.7566861806" calcext:value-type="float">
            <text:p>-5.7566861806</text:p>
          </table:table-cell>
          <table:table-cell office:value-type="float" office:value="-4.6661803275" calcext:value-type="float">
            <text:p>-4.6661803275</text:p>
          </table:table-cell>
          <table:table-cell table:formula="of:=IF(AND([.G45]&gt;0;[.G44]&lt;0); 1; IF(AND([.G45]&lt;0; [.G44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office:value-type="float" office:value="406.13" calcext:value-type="float">
            <text:p>406.13</text:p>
          </table:table-cell>
          <table:table-cell office:value-type="float" office:value="412.5935668394" calcext:value-type="float">
            <text:p>412.5935668394</text:p>
          </table:table-cell>
          <table:table-cell office:value-type="float" office:value="422.8537289983" calcext:value-type="float">
            <text:p>422.8537289983</text:p>
          </table:table-cell>
          <table:table-cell office:value-type="float" office:value="-10.2601621589" calcext:value-type="float">
            <text:p>-10.2601621589</text:p>
          </table:table-cell>
          <table:table-cell office:value-type="float" office:value="-6.6573813762" calcext:value-type="float">
            <text:p>-6.6573813762</text:p>
          </table:table-cell>
          <table:table-cell office:value-type="float" office:value="-3.6027807827" calcext:value-type="float">
            <text:p>-3.6027807827</text:p>
          </table:table-cell>
          <table:table-cell table:formula="of:=IF(AND([.G46]&gt;0;[.G45]&lt;0); 1; IF(AND([.G46]&lt;0; [.G45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office:value-type="float" office:value="405.46" calcext:value-type="float">
            <text:p>405.46</text:p>
          </table:table-cell>
          <table:table-cell office:value-type="float" office:value="411.4960950179" calcext:value-type="float">
            <text:p>411.4960950179</text:p>
          </table:table-cell>
          <table:table-cell office:value-type="float" office:value="421.5653046281" calcext:value-type="float">
            <text:p>421.5653046281</text:p>
          </table:table-cell>
          <table:table-cell office:value-type="float" office:value="-10.0692096101" calcext:value-type="float">
            <text:p>-10.0692096101</text:p>
          </table:table-cell>
          <table:table-cell office:value-type="float" office:value="-7.339747023" calcext:value-type="float">
            <text:p>-7.339747023</text:p>
          </table:table-cell>
          <table:table-cell office:value-type="float" office:value="-2.7294625871" calcext:value-type="float">
            <text:p>-2.7294625871</text:p>
          </table:table-cell>
          <table:table-cell table:formula="of:=IF(AND([.G47]&gt;0;[.G46]&lt;0); 1; IF(AND([.G47]&lt;0; [.G46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office:value-type="float" office:value="408.38" calcext:value-type="float">
            <text:p>408.38</text:p>
          </table:table-cell>
          <table:table-cell office:value-type="float" office:value="411.0166957844" calcext:value-type="float">
            <text:p>411.0166957844</text:p>
          </table:table-cell>
          <table:table-cell office:value-type="float" office:value="420.5886153964" calcext:value-type="float">
            <text:p>420.5886153964</text:p>
          </table:table-cell>
          <table:table-cell office:value-type="float" office:value="-9.571919612" calcext:value-type="float">
            <text:p>-9.571919612</text:p>
          </table:table-cell>
          <table:table-cell office:value-type="float" office:value="-7.7861815408" calcext:value-type="float">
            <text:p>-7.7861815408</text:p>
          </table:table-cell>
          <table:table-cell office:value-type="float" office:value="-1.7857380712" calcext:value-type="float">
            <text:p>-1.7857380712</text:p>
          </table:table-cell>
          <table:table-cell table:formula="of:=IF(AND([.G48]&gt;0;[.G47]&lt;0); 1; IF(AND([.G48]&lt;0; [.G47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office:value-type="float" office:value="417.2" calcext:value-type="float">
            <text:p>417.2</text:p>
          </table:table-cell>
          <table:table-cell office:value-type="float" office:value="411.967973356" calcext:value-type="float">
            <text:p>411.967973356</text:p>
          </table:table-cell>
          <table:table-cell office:value-type="float" office:value="420.3376068485" calcext:value-type="float">
            <text:p>420.3376068485</text:p>
          </table:table-cell>
          <table:table-cell office:value-type="float" office:value="-8.3696334924" calcext:value-type="float">
            <text:p>-8.3696334924</text:p>
          </table:table-cell>
          <table:table-cell office:value-type="float" office:value="-7.9028719311" calcext:value-type="float">
            <text:p>-7.9028719311</text:p>
          </table:table-cell>
          <table:table-cell office:value-type="float" office:value="-0.4667615613" calcext:value-type="float">
            <text:p>-0.4667615613</text:p>
          </table:table-cell>
          <table:table-cell table:formula="of:=IF(AND([.G49]&gt;0;[.G48]&lt;0); 1; IF(AND([.G49]&lt;0; [.G48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office:value-type="float" office:value="430.12" calcext:value-type="float">
            <text:p>430.12</text:p>
          </table:table-cell>
          <table:table-cell office:value-type="float" office:value="414.7605928397" calcext:value-type="float">
            <text:p>414.7605928397</text:p>
          </table:table-cell>
          <table:table-cell office:value-type="float" office:value="421.0622285634" calcext:value-type="float">
            <text:p>421.0622285634</text:p>
          </table:table-cell>
          <table:table-cell office:value-type="float" office:value="-6.3016357237" calcext:value-type="float">
            <text:p>-6.3016357237</text:p>
          </table:table-cell>
          <table:table-cell office:value-type="float" office:value="-7.5826246896" calcext:value-type="float">
            <text:p>-7.5826246896</text:p>
          </table:table-cell>
          <table:table-cell office:value-type="float" office:value="1.280988966" calcext:value-type="float">
            <text:p>1.280988966</text:p>
          </table:table-cell>
          <table:table-cell table:formula="of:=IF(AND([.G50]&gt;0;[.G49]&lt;0); 1; IF(AND([.G50]&lt;0; [.G49]&gt;0); -1; 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office:value-type="float" office:value="442.78" calcext:value-type="float">
            <text:p>442.78</text:p>
          </table:table-cell>
          <table:table-cell office:value-type="float" office:value="419.0712708644" calcext:value-type="float">
            <text:p>419.0712708644</text:p>
          </table:table-cell>
          <table:table-cell office:value-type="float" office:value="422.6709523735" calcext:value-type="float">
            <text:p>422.6709523735</text:p>
          </table:table-cell>
          <table:table-cell office:value-type="float" office:value="-3.5996815091" calcext:value-type="float">
            <text:p>-3.5996815091</text:p>
          </table:table-cell>
          <table:table-cell office:value-type="float" office:value="-6.7860360535" calcext:value-type="float">
            <text:p>-6.7860360535</text:p>
          </table:table-cell>
          <table:table-cell office:value-type="float" office:value="3.1863545444" calcext:value-type="float">
            <text:p>3.1863545444</text:p>
          </table:table-cell>
          <table:table-cell table:formula="of:=IF(AND([.G51]&gt;0;[.G50]&lt;0); 1; IF(AND([.G51]&lt;0; [.G50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office:value-type="float" office:value="439.29" calcext:value-type="float">
            <text:p>439.29</text:p>
          </table:table-cell>
          <table:table-cell office:value-type="float" office:value="422.1818445776" calcext:value-type="float">
            <text:p>422.1818445776</text:p>
          </table:table-cell>
          <table:table-cell office:value-type="float" office:value="423.9019929384" calcext:value-type="float">
            <text:p>423.9019929384</text:p>
          </table:table-cell>
          <table:table-cell office:value-type="float" office:value="-1.7201483609" calcext:value-type="float">
            <text:p>-1.7201483609</text:p>
          </table:table-cell>
          <table:table-cell office:value-type="float" office:value="-5.772858515" calcext:value-type="float">
            <text:p>-5.772858515</text:p>
          </table:table-cell>
          <table:table-cell office:value-type="float" office:value="4.0527101541" calcext:value-type="float">
            <text:p>4.0527101541</text:p>
          </table:table-cell>
          <table:table-cell table:formula="of:=IF(AND([.G52]&gt;0;[.G51]&lt;0); 1; IF(AND([.G52]&lt;0; [.G51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office:value-type="float" office:value="445.52" calcext:value-type="float">
            <text:p>445.52</text:p>
          </table:table-cell>
          <table:table-cell office:value-type="float" office:value="425.7723300272" calcext:value-type="float">
            <text:p>425.7723300272</text:p>
          </table:table-cell>
          <table:table-cell office:value-type="float" office:value="425.5033267949" calcext:value-type="float">
            <text:p>425.5033267949</text:p>
          </table:table-cell>
          <table:table-cell office:value-type="float" office:value="0.2690032323" calcext:value-type="float">
            <text:p>0.2690032323</text:p>
          </table:table-cell>
          <table:table-cell office:value-type="float" office:value="-4.5644861655" calcext:value-type="float">
            <text:p>-4.5644861655</text:p>
          </table:table-cell>
          <table:table-cell office:value-type="float" office:value="4.8334893978" calcext:value-type="float">
            <text:p>4.8334893978</text:p>
          </table:table-cell>
          <table:table-cell table:formula="of:=IF(AND([.G53]&gt;0;[.G52]&lt;0); 1; IF(AND([.G53]&lt;0; [.G52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office:value-type="float" office:value="449.98" calcext:value-type="float">
            <text:p>449.98</text:p>
          </table:table-cell>
          <table:table-cell office:value-type="float" office:value="429.4965869461" calcext:value-type="float">
            <text:p>429.4965869461</text:p>
          </table:table-cell>
          <table:table-cell office:value-type="float" office:value="427.3164136989" calcext:value-type="float">
            <text:p>427.3164136989</text:p>
          </table:table-cell>
          <table:table-cell office:value-type="float" office:value="2.1801732471" calcext:value-type="float">
            <text:p>2.1801732471</text:p>
          </table:table-cell>
          <table:table-cell office:value-type="float" office:value="-3.215554283" calcext:value-type="float">
            <text:p>-3.215554283</text:p>
          </table:table-cell>
          <table:table-cell office:value-type="float" office:value="5.3957275301" calcext:value-type="float">
            <text:p>5.3957275301</text:p>
          </table:table-cell>
          <table:table-cell table:formula="of:=IF(AND([.G54]&gt;0;[.G53]&lt;0); 1; IF(AND([.G54]&lt;0; [.G53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office:value-type="float" office:value="460.71" calcext:value-type="float">
            <text:p>460.71</text:p>
          </table:table-cell>
          <table:table-cell office:value-type="float" office:value="434.2986504928" calcext:value-type="float">
            <text:p>434.2986504928</text:p>
          </table:table-cell>
          <table:table-cell office:value-type="float" office:value="429.7900126842" calcext:value-type="float">
            <text:p>429.7900126842</text:p>
          </table:table-cell>
          <table:table-cell office:value-type="float" office:value="4.5086378086" calcext:value-type="float">
            <text:p>4.5086378086</text:p>
          </table:table-cell>
          <table:table-cell office:value-type="float" office:value="-1.6707158647" calcext:value-type="float">
            <text:p>-1.6707158647</text:p>
          </table:table-cell>
          <table:table-cell office:value-type="float" office:value="6.1793536733" calcext:value-type="float">
            <text:p>6.1793536733</text:p>
          </table:table-cell>
          <table:table-cell table:formula="of:=IF(AND([.G55]&gt;0;[.G54]&lt;0); 1; IF(AND([.G55]&lt;0; [.G54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office:value-type="float" office:value="458.66" calcext:value-type="float">
            <text:p>458.66</text:p>
          </table:table-cell>
          <table:table-cell office:value-type="float" office:value="438.046550417" calcext:value-type="float">
            <text:p>438.046550417</text:p>
          </table:table-cell>
          <table:table-cell office:value-type="float" office:value="431.9285302632" calcext:value-type="float">
            <text:p>431.9285302632</text:p>
          </table:table-cell>
          <table:table-cell office:value-type="float" office:value="6.1180201538" calcext:value-type="float">
            <text:p>6.1180201538</text:p>
          </table:table-cell>
          <table:table-cell office:value-type="float" office:value="-0.112968661" calcext:value-type="float">
            <text:p>-0.112968661</text:p>
          </table:table-cell>
          <table:table-cell office:value-type="float" office:value="6.2309888148" calcext:value-type="float">
            <text:p>6.2309888148</text:p>
          </table:table-cell>
          <table:table-cell table:formula="of:=IF(AND([.G56]&gt;0;[.G55]&lt;0); 1; IF(AND([.G56]&lt;0; [.G55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office:value-type="float" office:value="463.84" calcext:value-type="float">
            <text:p>463.84</text:p>
          </table:table-cell>
          <table:table-cell office:value-type="float" office:value="442.0147734298" calcext:value-type="float">
            <text:p>442.0147734298</text:p>
          </table:table-cell>
          <table:table-cell office:value-type="float" office:value="434.2923428363" calcext:value-type="float">
            <text:p>434.2923428363</text:p>
          </table:table-cell>
          <table:table-cell office:value-type="float" office:value="7.7224305935" calcext:value-type="float">
            <text:p>7.7224305935</text:p>
          </table:table-cell>
          <table:table-cell office:value-type="float" office:value="1.4541111899" calcext:value-type="float">
            <text:p>1.4541111899</text:p>
          </table:table-cell>
          <table:table-cell office:value-type="float" office:value="6.2683194036" calcext:value-type="float">
            <text:p>6.2683194036</text:p>
          </table:table-cell>
          <table:table-cell table:formula="of:=IF(AND([.G57]&gt;0;[.G56]&lt;0); 1; IF(AND([.G57]&lt;0; [.G56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office:value-type="float" office:value="456.77" calcext:value-type="float">
            <text:p>456.77</text:p>
          </table:table-cell>
          <table:table-cell office:value-type="float" office:value="444.2848082867" calcext:value-type="float">
            <text:p>444.2848082867</text:p>
          </table:table-cell>
          <table:table-cell office:value-type="float" office:value="435.957354478" calcext:value-type="float">
            <text:p>435.957354478</text:p>
          </table:table-cell>
          <table:table-cell office:value-type="float" office:value="8.3274538087" calcext:value-type="float">
            <text:p>8.3274538087</text:p>
          </table:table-cell>
          <table:table-cell office:value-type="float" office:value="2.8287797137" calcext:value-type="float">
            <text:p>2.8287797137</text:p>
          </table:table-cell>
          <table:table-cell office:value-type="float" office:value="5.498674095" calcext:value-type="float">
            <text:p>5.498674095</text:p>
          </table:table-cell>
          <table:table-cell table:formula="of:=IF(AND([.G58]&gt;0;[.G57]&lt;0); 1; IF(AND([.G58]&lt;0; [.G57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office:value-type="float" office:value="452.97" calcext:value-type="float">
            <text:p>452.97</text:p>
          </table:table-cell>
          <table:table-cell office:value-type="float" office:value="445.6209916272" calcext:value-type="float">
            <text:p>445.6209916272</text:p>
          </table:table-cell>
          <table:table-cell office:value-type="float" office:value="437.2175504426" calcext:value-type="float">
            <text:p>437.2175504426</text:p>
          </table:table-cell>
          <table:table-cell office:value-type="float" office:value="8.4034411846" calcext:value-type="float">
            <text:p>8.4034411846</text:p>
          </table:table-cell>
          <table:table-cell office:value-type="float" office:value="3.9437120079" calcext:value-type="float">
            <text:p>3.9437120079</text:p>
          </table:table-cell>
          <table:table-cell office:value-type="float" office:value="4.4597291768" calcext:value-type="float">
            <text:p>4.4597291768</text:p>
          </table:table-cell>
          <table:table-cell table:formula="of:=IF(AND([.G59]&gt;0;[.G58]&lt;0); 1; IF(AND([.G59]&lt;0; [.G58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office:value-type="float" office:value="454.74" calcext:value-type="float">
            <text:p>454.74</text:p>
          </table:table-cell>
          <table:table-cell office:value-type="float" office:value="447.0239159923" calcext:value-type="float">
            <text:p>447.0239159923</text:p>
          </table:table-cell>
          <table:table-cell office:value-type="float" office:value="438.5155096691" calcext:value-type="float">
            <text:p>438.5155096691</text:p>
          </table:table-cell>
          <table:table-cell office:value-type="float" office:value="8.5084063232" calcext:value-type="float">
            <text:p>8.5084063232</text:p>
          </table:table-cell>
          <table:table-cell office:value-type="float" office:value="4.8566508709" calcext:value-type="float">
            <text:p>4.8566508709</text:p>
          </table:table-cell>
          <table:table-cell office:value-type="float" office:value="3.6517554523" calcext:value-type="float">
            <text:p>3.6517554523</text:p>
          </table:table-cell>
          <table:table-cell table:formula="of:=IF(AND([.G60]&gt;0;[.G59]&lt;0); 1; IF(AND([.G60]&lt;0; [.G59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office:value-type="float" office:value="443.86" calcext:value-type="float">
            <text:p>443.86</text:p>
          </table:table-cell>
          <table:table-cell office:value-type="float" office:value="446.5371596858" calcext:value-type="float">
            <text:p>446.5371596858</text:p>
          </table:table-cell>
          <table:table-cell office:value-type="float" office:value="438.9113978417" calcext:value-type="float">
            <text:p>438.9113978417</text:p>
          </table:table-cell>
          <table:table-cell office:value-type="float" office:value="7.625761844" calcext:value-type="float">
            <text:p>7.625761844</text:p>
          </table:table-cell>
          <table:table-cell office:value-type="float" office:value="5.4104730656" calcext:value-type="float">
            <text:p>5.4104730656</text:p>
          </table:table-cell>
          <table:table-cell office:value-type="float" office:value="2.2152887785" calcext:value-type="float">
            <text:p>2.2152887785</text:p>
          </table:table-cell>
          <table:table-cell table:formula="of:=IF(AND([.G61]&gt;0;[.G60]&lt;0); 1; IF(AND([.G61]&lt;0; [.G60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office:value-type="float" office:value="428.85" calcext:value-type="float">
            <text:p>428.85</text:p>
          </table:table-cell>
          <table:table-cell office:value-type="float" office:value="443.8160581957" calcext:value-type="float">
            <text:p>443.8160581957</text:p>
          </table:table-cell>
          <table:table-cell office:value-type="float" office:value="438.1661091127" calcext:value-type="float">
            <text:p>438.1661091127</text:p>
          </table:table-cell>
          <table:table-cell office:value-type="float" office:value="5.6499490829" calcext:value-type="float">
            <text:p>5.6499490829</text:p>
          </table:table-cell>
          <table:table-cell office:value-type="float" office:value="5.458368269" calcext:value-type="float">
            <text:p>5.458368269</text:p>
          </table:table-cell>
          <table:table-cell office:value-type="float" office:value="0.1915808139" calcext:value-type="float">
            <text:p>0.1915808139</text:p>
          </table:table-cell>
          <table:table-cell table:formula="of:=IF(AND([.G62]&gt;0;[.G61]&lt;0); 1; IF(AND([.G62]&lt;0; [.G61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office:value-type="float" office:value="434.58" calcext:value-type="float">
            <text:p>434.58</text:p>
          </table:table-cell>
          <table:table-cell office:value-type="float" office:value="442.3951261656" calcext:value-type="float">
            <text:p>442.3951261656</text:p>
          </table:table-cell>
          <table:table-cell office:value-type="float" office:value="437.9004714007" calcext:value-type="float">
            <text:p>437.9004714007</text:p>
          </table:table-cell>
          <table:table-cell office:value-type="float" office:value="4.4946547649" calcext:value-type="float">
            <text:p>4.4946547649</text:p>
          </table:table-cell>
          <table:table-cell office:value-type="float" office:value="5.2656255682" calcext:value-type="float">
            <text:p>5.2656255682</text:p>
          </table:table-cell>
          <table:table-cell office:value-type="float" office:value="-0.7709708033" calcext:value-type="float">
            <text:p>-0.7709708033</text:p>
          </table:table-cell>
          <table:table-cell table:formula="of:=IF(AND([.G63]&gt;0;[.G62]&lt;0); 1; IF(AND([.G63]&lt;0; [.G62]&gt;0); -1; 0)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office:value-type="float" office:value="433.26" calcext:value-type="float">
            <text:p>433.26</text:p>
          </table:table-cell>
          <table:table-cell office:value-type="float" office:value="440.9897221401" calcext:value-type="float">
            <text:p>440.9897221401</text:p>
          </table:table-cell>
          <table:table-cell office:value-type="float" office:value="437.5567327784" calcext:value-type="float">
            <text:p>437.5567327784</text:p>
          </table:table-cell>
          <table:table-cell office:value-type="float" office:value="3.4329893617" calcext:value-type="float">
            <text:p>3.4329893617</text:p>
          </table:table-cell>
          <table:table-cell office:value-type="float" office:value="4.8990983269" calcext:value-type="float">
            <text:p>4.8990983269</text:p>
          </table:table-cell>
          <table:table-cell office:value-type="float" office:value="-1.4661089652" calcext:value-type="float">
            <text:p>-1.4661089652</text:p>
          </table:table-cell>
          <table:table-cell table:formula="of:=IF(AND([.G64]&gt;0;[.G63]&lt;0); 1; IF(AND([.G64]&lt;0; [.G63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office:value-type="float" office:value="442.93" calcext:value-type="float">
            <text:p>442.93</text:p>
          </table:table-cell>
          <table:table-cell office:value-type="float" office:value="441.2882264262" calcext:value-type="float">
            <text:p>441.2882264262</text:p>
          </table:table-cell>
          <table:table-cell office:value-type="float" office:value="437.9547525726" calcext:value-type="float">
            <text:p>437.9547525726</text:p>
          </table:table-cell>
          <table:table-cell office:value-type="float" office:value="3.3334738536" calcext:value-type="float">
            <text:p>3.3334738536</text:p>
          </table:table-cell>
          <table:table-cell office:value-type="float" office:value="4.5859734322" calcext:value-type="float">
            <text:p>4.5859734322</text:p>
          </table:table-cell>
          <table:table-cell office:value-type="float" office:value="-1.2524995786" calcext:value-type="float">
            <text:p>-1.2524995786</text:p>
          </table:table-cell>
          <table:table-cell table:formula="of:=IF(AND([.G65]&gt;0;[.G64]&lt;0); 1; IF(AND([.G65]&lt;0; [.G64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office:value-type="float" office:value="439.66" calcext:value-type="float">
            <text:p>439.66</text:p>
          </table:table-cell>
          <table:table-cell office:value-type="float" office:value="441.037730053" calcext:value-type="float">
            <text:p>441.037730053</text:p>
          </table:table-cell>
          <table:table-cell office:value-type="float" office:value="438.0810671968" calcext:value-type="float">
            <text:p>438.0810671968</text:p>
          </table:table-cell>
          <table:table-cell office:value-type="float" office:value="2.9566628561" calcext:value-type="float">
            <text:p>2.9566628561</text:p>
          </table:table-cell>
          <table:table-cell office:value-type="float" office:value="4.260111317" calcext:value-type="float">
            <text:p>4.260111317</text:p>
          </table:table-cell>
          <table:table-cell office:value-type="float" office:value="-1.3034484609" calcext:value-type="float">
            <text:p>-1.3034484609</text:p>
          </table:table-cell>
          <table:table-cell table:formula="of:=IF(AND([.G66]&gt;0;[.G65]&lt;0); 1; IF(AND([.G66]&lt;0; [.G65]&gt;0); -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office:value-type="float" office:value="441.35" calcext:value-type="float">
            <text:p>441.35</text:p>
          </table:table-cell>
          <table:table-cell office:value-type="float" office:value="441.0857715833" calcext:value-type="float">
            <text:p>441.0857715833</text:p>
          </table:table-cell>
          <table:table-cell office:value-type="float" office:value="438.3232103674" calcext:value-type="float">
            <text:p>438.3232103674</text:p>
          </table:table-cell>
          <table:table-cell office:value-type="float" office:value="2.7625612158" calcext:value-type="float">
            <text:p>2.7625612158</text:p>
          </table:table-cell>
          <table:table-cell office:value-type="float" office:value="3.9606012968" calcext:value-type="float">
            <text:p>3.9606012968</text:p>
          </table:table-cell>
          <table:table-cell office:value-type="float" office:value="-1.198040081" calcext:value-type="float">
            <text:p>-1.198040081</text:p>
          </table:table-cell>
          <table:table-cell table:formula="of:=IF(AND([.G67]&gt;0;[.G66]&lt;0); 1; IF(AND([.G67]&lt;0; [.G66]&gt;0); -1; 0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2:53:49.937368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22:54:44.411526142</dc:date>
    <meta:editing-duration>PT35M5S</meta:editing-duration>
    <meta:editing-cycles>31</meta:editing-cycles>
    <meta:generator>LibreOffice/6.0.6.2$Linux_X86_64 LibreOffice_project/00m0$Build-2</meta:generator>
    <meta:document-statistic meta:table-count="1" meta:cell-count="536" meta:object-count="0"/>
  </office:meta>
</office:document-meta>
</file>